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1ce7" officeooo:paragraph-rsid="001e1ce7"/>
    </style:style>
    <style:style style:name="T1" style:family="text">
      <style:text-properties officeooo:rsid="001fd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 RPG pseudo code</text:p>
      <text:p text:style-name="P1"/>
      <text:p text:style-name="P1"/>
      <text:p text:style-name="P1">Create <text:span text:style-name="T1">variables</text:span> for each characters</text:p>
      <text:p text:style-name="P1"/>
      <text:p text:style-name="P1">create variables for each section (characters, defenders, current character and defender)</text:p>
      <text:p text:style-name="P1"/>
      <text:p text:style-name="P1">Start game function, characters initial attack, health and positionings</text:p>
      <text:p text:style-name="P1"/>
      <text:p text:style-name="P1">character select function, move other characters to choose defenders</text:p>
      <text:p text:style-name="P1"/>
      <text:p text:style-name="P1">choose defender, move other characters to waiting area</text:p>
      <text:p text:style-name="P1"/>
      <text:p text:style-name="P1">attack function, exchange attack power, subtract from each health</text:p>
      <text:p text:style-name="P1"/>
      <text:p text:style-name="P1">At defender zero health, choose new defender, move to current defender</text:p>
      <text:p text:style-name="P1"/>
      <text:p text:style-name="P1">at my character zero, you’ve been defeated, restart game, run game starting</text:p>
      <text:p text:style-name="P1"/>
      <text:p text:style-name="P1">after last defender defeated alert, you’ve won and restart ga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0:41:51.324000000</meta:creation-date>
    <dc:date>2018-09-08T11:11:29.458000000</dc:date>
    <meta:editing-duration>PT19M27S</meta:editing-duration>
    <meta:editing-cycles>1</meta:editing-cycles>
    <meta:document-statistic meta:table-count="0" meta:image-count="0" meta:object-count="0" meta:page-count="1" meta:paragraph-count="10" meta:word-count="88" meta:character-count="613" meta:non-whitespace-character-count="535"/>
    <meta:generator>LibreOffice/6.0.5.2$Windows_X86_64 LibreOffice_project/54c8cbb85f300ac59db32fe8a675ff7683cd5a16</meta:generator>
  </office:meta>
</office:document-meta>
</file>